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c481" officeooo:paragraph-rsid="0002c481"/>
    </style:style>
    <style:style style:name="T1" style:family="text">
      <style:text-properties officeooo:rsid="0005e536"/>
    </style:style>
    <style:style style:name="T2" style:family="text">
      <style:text-properties officeooo:rsid="0007cbac"/>
    </style:style>
    <style:style style:name="T3" style:family="text">
      <style:text-properties officeooo:rsid="0009c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m’appelle Pierre RICARD, j’ai 22 ans, je suis originaire de Toulouse</text:p>
      <text:p text:style-name="P1">Titulaire d’un BAC Scientifique, <text:span text:style-name="T2">Il y a 2ans, </text:span>je me suis lancé dans des études <text:span text:style-name="T2">d’art</text:span> assez éloigné de mon parcours initial. <text:span text:style-name="T2">Passionné par la programmation, </text:span>j’ai décidé de me réorienter vers le développement web/<text:span text:style-name="T2">mobile.</text:span></text:p>
      <text:p text:style-name="P1"><text:span text:style-name="T2">Parmi les expériences qui m’ont marqué, l</text:span>orsque j’étais buvetier en intérim j’ai managé une équipe suite à l’absence de notre manager. J’ai beaucoup appris en gestion de personnel et en réalisation de tâches multiples. </text:p>
      <text:p text:style-name="P1"/>
      <text:p text:style-name="P1">Lors de ce stage j’aimerais améliorer mes compétences <text:span text:style-name="T2">acquises au sein de la formation que je suis </text:span><text:span text:style-name="T3">à l’ADRAR</text:span><text:span text:style-name="T2">,</text:span> en front-end et back-end, la société « I Will Code It » me permettrait de satisfaire mes attentes. </text:p>
      <text:p text:style-name="P1"/>
      <text:p text:style-name="P1">Pour les compétences <text:span text:style-name="T2">qui m’intéresse au sein de l’entreprise </text:span>: UX/UI Design, Dev web &amp; mobile, Product &amp; specs discovery.</text:p>
      <text:p text:style-name="P1"/>
      <text:p text:style-name="P1">Pourquoi cette entreprise : </text:p>
      <text:p text:style-name="P1"><text:span text:style-name="T2">T</text:span>rès professionnel dans l’approche client, perfectionniste envers le besoin du client </text:p>
      <text:p text:style-name="P1">exemple de projet : BlaBlaCar, Floa Bank</text:p>
      <text:p text:style-name="P1"/>
      <text:p text:style-name="P1">Dynamique, curieux, aime le travail en équipe, <text:span text:style-name="T1">je suis à l’</text:span>écout<text:span text:style-name="T1">e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4:59:38.116000000</meta:creation-date>
    <dc:date>2023-07-21T14:27:58.271000000</dc:date>
    <meta:editing-duration>PT2H1M41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9" meta:word-count="171" meta:character-count="1058" meta:non-whitespace-character-count="891"/>
  </office:meta>
</office:document-meta>
</file>